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54.27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55.28mm"/>
    </style:style>
    <style:style style:name="co10" style:family="table-column">
      <style:table-column-properties fo:break-before="auto" style:column-width="247.2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ms_head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 table:number-columns-spanned="7" table:number-rows-spanned="2">
            <text:p>Volt/Ampera BMS Slave controller V1 BOM</text:p>
          </table:table-cell>
          <table:covered-table-cell table:number-columns-repeated="6" table:style-name="ce1"/>
          <table:table-cell table:style-name="ce1"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Oth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2">
          <table:table-cell office:value-type="string" calcext:value-type="string">
            <text:p>T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B</text:p>
          </table:table-cell>
          <table:table-cell/>
          <table:table-cell office:value-type="string" calcext:value-type="string">
            <text:p>DS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B</text:p>
          </table:table-cell>
          <table:table-cell/>
          <table:table-cell office:value-type="string" calcext:value-type="string">
            <text:p>DS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758671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/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7834-1</text:p>
          </table:table-cell>
          <table:table-cell/>
          <table:table-cell office:value-type="string" calcext:value-type="string">
            <text:p>5787834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787834-1</text:p>
          </table:table-cell>
          <table:table-cell office:value-type="float" office:value="5298224" calcext:value-type="float">
            <text:p>5298224</text:p>
          </table:table-cell>
          <table:table-cell/>
          <table:table-cell office:value-type="string" calcext:value-type="string">
            <text:p>USB type B vertical thru-hole sock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E-PD_1260/1245/1280/121054</text:p>
          </table:table-cell>
          <table:table-cell office:value-type="string" calcext:value-type="string">
            <text:p>WÃ¼rth Elektronik</text:p>
          </table:table-cell>
          <table:table-cell office:value-type="float" office:value="7447709470" calcext:value-type="float">
            <text:p>7447709470</text:p>
          </table:table-cell>
          <table:table-cell table:number-columns-repeated="2"/>
          <table:table-cell office:value-type="string" calcext:value-type="string">
            <text:p>SMD-Shielded Power Inductors WE-P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LQFP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1206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1206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S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CRYSTAL-3.2-2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FKSV(D8)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EBV(K16)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number-columns-repeated="2"/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QPE505K</text:p>
          </table:table-cell>
          <table:table-cell/>
          <table:table-cell office:value-type="string" calcext:value-type="string">
            <text:p>EVQPE505K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/>
          <table:table-cell office:value-type="string" calcext:value-type="string">
            <text:p>Tact switch,THT,SPST,black,1.6N op force Black Push Plate Tactile Switch, SPST-NO 50 mA 5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QPE505K</text:p>
          </table:table-cell>
          <table:table-cell/>
          <table:table-cell office:value-type="string" calcext:value-type="string">
            <text:p>EVQPE505K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/>
          <table:table-cell office:value-type="string" calcext:value-type="string">
            <text:p>Tact switch,THT,SPST,black,1.6N op force Black Push Plate Tactile Switch, SPST-NO 50 mA 5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office:value-type="string" calcext:value-type="string">
            <text:p>SOT2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office:value-type="string" calcext:value-type="string">
            <text:p>CHIPLED_0805</text:p>
          </table:table-cell>
          <table:table-cell table:number-columns-repeated="4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office:value-type="string" calcext:value-type="string">
            <text:p>CHIPLED_0805</text:p>
          </table:table-cell>
          <table:table-cell table:number-columns-repeated="4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O170P1435X465-6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M02-DRMN6TP</text:p>
          </table:table-cell>
          <table:table-cell/>
          <table:table-cell office:value-type="string" calcext:value-type="string">
            <text:p>SOIC127P600X175-8N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24M02-DRMN6TP</text:p>
          </table:table-cell>
          <table:table-cell office:value-type="float" office:value="8805333" calcext:value-type="float">
            <text:p>8805333</text:p>
          </table:table-cell>
          <table:table-cell/>
          <table:table-cell office:value-type="string" calcext:value-type="string">
            <text:p>STMicroelectronics M24M02-DRMN6TP EEPROM Memory, 2Mbit, 450ns, 1.8 <text:s/>5.5 V 8-Pin SO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DIOM7958X256N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DIOM7958X256N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416T-E_OT</text:p>
          </table:table-cell>
          <table:table-cell/>
          <table:table-cell office:value-type="string" calcext:value-type="string">
            <text:p>SOT95P270X145-5N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416T-E/OT</text:p>
          </table:table-cell>
          <table:table-cell office:value-type="float" office:value="8895376" calcext:value-type="float">
            <text:p>8895376</text:p>
          </table:table-cell>
          <table:table-cell/>
          <table:table-cell office:value-type="string" calcext:value-type="string">
            <text:p>MOSFET Driver 1.5A High-Speed 18V SOT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SOT95P240X93-3N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SOT95P240X93-3N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02R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02R</text:p>
          </table:table-cell>
          <table:table-cell office:value-type="string" calcext:value-type="string">
            <text:p>R080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206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RESONATOR_EPSON_FC_1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SOIC127P600X175-16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CT/CN0603</text:p>
          </table:table-cell>
          <table:table-cell table:number-columns-repeated="4"/>
          <table:table-cell office:value-type="string" calcext:value-type="string">
            <text:p>VARIS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CT/CN0603</text:p>
          </table:table-cell>
          <table:table-cell table:number-columns-repeated="4"/>
          <table:table-cell office:value-type="string" calcext:value-type="string">
            <text:p>VARIS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float" office:value="805" calcext:value-type="float">
            <text:p>805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float" office:value="805" calcext:value-type="float">
            <text:p>805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float" office:value="805" calcext:value-type="float">
            <text:p>805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float" office:value="805" calcext:value-type="float">
            <text:p>805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4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09:50:14.930000000</dc:date>
    <meta:editing-duration>PT7M17S</meta:editing-duration>
    <meta:editing-cycles>1</meta:editing-cycles>
    <meta:document-statistic meta:table-count="1" meta:cell-count="634" meta:object-count="0"/>
    <meta:generator>LibreOffice/5.3.2.2$Windows_x86 LibreOffice_project/6cd4f1ef626f15116896b1d8e1398b56da0d0ee1</meta:generator>
  </office:meta>
</office:document-meta>
</file>